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05e477" style:font-size-asian="16pt" style:font-size-complex="16pt"/>
    </style:style>
    <style:style style:name="P3" style:family="paragraph" style:parent-style-name="Standard">
      <style:text-properties fo:color="#7f0055" style:font-name="Monospace" fo:font-size="16pt" fo:font-weight="bold" officeooo:paragraph-rsid="0005e477" style:font-size-asian="16pt" style:font-weight-asian="bold" style:font-size-complex="16pt"/>
    </style:style>
    <style:style style:name="P4" style:family="paragraph" style:parent-style-name="Standard" style:master-page-name="MP0">
      <style:paragraph-properties style:page-number="auto" fo:break-before="page"/>
      <style:text-properties fo:font-size="16pt" officeooo:paragraph-rsid="0005e477" style:font-size-asian="16pt" style:font-size-complex="16pt"/>
    </style:style>
    <style:style style:name="P5" style:family="paragraph" style:parent-style-name="Standard">
      <style:text-properties fo:font-size="16pt" officeooo:paragraph-rsid="0006439b" style:font-size-asian="16pt" style:font-size-complex="16pt"/>
    </style:style>
    <style:style style:name="T1" style:family="text">
      <style:text-properties officeooo:rsid="0005e47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7f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No-<text:span text:style-name="T1">3</text:span></text:p>
      <text:p text:style-name="P5">Div-B</text:p>
      <text:p text:style-name="P5">Seat No: B150694<text:span text:style-name="T3">205</text:span></text:p>
      <text:p text:style-name="P5">Name: <text:span text:style-name="T3">Ankitkumar Singh</text:span></text:p>
      <text:p text:style-name="P5"/>
      <text:p text:style-name="P3"/>
      <text:p text:style-name="P1">#include&lt;stdio.h&gt;</text:p>
      <text:p text:style-name="P1">#include&lt;cuda.h&gt;</text:p>
      <text:p text:style-name="P1">#include&lt;stdlib.h&gt;</text:p>
      <text:p text:style-name="P1">#define DIVIDER 10000</text:p>
      <text:p text:style-name="P1"/>
      <text:p text:style-name="P1">__global__ void even(int *darr,int n)</text:p>
      <text:p text:style-name="P1">{</text:p>
      <text:p text:style-name="P1"><text:s text:c="3"/>int k=blockIdx.x*512+threadIdx.x;</text:p>
      <text:p text:style-name="P1"><text:s text:c="4"/>int t;</text:p>
      <text:p text:style-name="P1"><text:s text:c="5"/>k=k*2; //for even positions</text:p>
      <text:p text:style-name="P1"><text:s text:c="6"/>if(k&lt; n-1)</text:p>
      <text:p text:style-name="P1"><text:s text:c="7"/>{</text:p>
      <text:p text:style-name="P1"><text:s text:c="10"/>if(darr[k]&gt;darr[k+1])</text:p>
      <text:p text:style-name="P1"><text:s text:c="12"/>{ <text:s/>//swap the numbers</text:p>
      <text:p text:style-name="P1"><text:s text:c="15"/>t=darr[k];</text:p>
      <text:p text:style-name="P1"><text:s text:c="16"/>darr[k]=darr[k+1];</text:p>
      <text:p text:style-name="P1"><text:s text:c="16"/>darr[k+1] =t;</text:p>
      <text:p text:style-name="P1"><text:s text:c="13"/>}</text:p>
      <text:p text:style-name="P1"><text:s text:c="7"/>}</text:p>
      <text:p text:style-name="P1">}</text:p>
      <text:p text:style-name="P1"/>
      <text:p text:style-name="P1">__global__ void odd(int *darr,int n)</text:p>
      <text:p text:style-name="P1">{</text:p>
      <text:p text:style-name="P1"><text:s text:c="3"/>int k=blockIdx.x*512+threadIdx.x;</text:p>
      <text:p text:style-name="P1"><text:s text:c="4"/>int t;</text:p>
      <text:p text:style-name="P1"><text:s text:c="5"/>k=k*2 +1; //for odd positions</text:p>
      <text:p text:style-name="P1"><text:s text:c="6"/>if(k&lt; n-1)</text:p>
      <text:p text:style-name="P1"><text:s text:c="7"/>{</text:p>
      <text:p text:style-name="P1"><text:s text:c="10"/>if(darr[k]&gt;darr[k+1])</text:p>
      <text:p text:style-name="P1"><text:s text:c="12"/>{ <text:s/>//swap the numbers</text:p>
      <text:p text:style-name="P1"><text:s text:c="15"/>t=darr[k];</text:p>
      <text:p text:style-name="P1"><text:s text:c="16"/>darr[k]=darr[k+1];</text:p>
      <text:p text:style-name="P1"><text:s text:c="16"/>darr[k+1] =t;</text:p>
      <text:p text:style-name="P1"><text:soft-page-break/><text:s text:c="13"/>}</text:p>
      <text:p text:style-name="P1"><text:s text:c="7"/>}</text:p>
      <text:p text:style-name="P1">}</text:p>
      <text:p text:style-name="P1">int main()</text:p>
      <text:p text:style-name="P1">{</text:p>
      <text:p text:style-name="P1"><text:s/>int *arr,*darr;</text:p>
      <text:p text:style-name="P1"><text:s/>int n,i;</text:p>
      <text:p text:style-name="P1"><text:s/>time_t t;</text:p>
      <text:p text:style-name="P1"><text:s text:c="5"/>srand((unsigned)time(&amp;t));</text:p>
      <text:p text:style-name="P1"><text:s text:c="2"/>printf("\n Enter how many numbers :");</text:p>
      <text:p text:style-name="P1"><text:s text:c="2"/>scanf("%d",&amp;n);</text:p>
      <text:p text:style-name="P1"><text:s text:c="2"/>arr=(int *)malloc(n*sizeof(int)); <text:s/>//for dynamic inputs</text:p>
      <text:p text:style-name="P1"/>
      <text:p text:style-name="P1"><text:s text:c="3"/>for(i=0; i&lt;n; i++)</text:p>
      <text:p text:style-name="P1"><text:tab/>{</text:p>
      <text:p text:style-name="P1"><text:tab/><text:tab/>arr[i] = (rand() % DIVIDER) + 1;</text:p>
      <text:p text:style-name="P1"><text:s text:c="8"/>}</text:p>
      <text:p text:style-name="P1"><text:s text:c="2"/>// <text:s/>printf("\n UNSORTED ARRAY <text:s/>\n");</text:p>
      <text:p text:style-name="P1"><text:s text:c="2"/>// <text:s text:c="2"/>for(i=0; i&lt;n; i++)</text:p>
      <text:p text:style-name="P1"><text:s text:c="4"/>// <text:s text:c="3"/>printf("\t%d",arr[i]);</text:p>
      <text:p text:style-name="P1"/>
      <text:p text:style-name="P1"><text:s text:c="2"/>cudaMalloc(&amp;darr,n*sizeof(int)); <text:s/>//memory allocation in GPU for darr</text:p>
      <text:p text:style-name="P1"><text:s text:c="2"/>cudaMemcpy(darr,arr ,n*sizeof(int) ,cudaMemcpyHostToDevice); // data transfer from host to GPU</text:p>
      <text:p text:style-name="P1"/>
      <text:p text:style-name="P1"><text:s text:c="2"/>for(i=0;i&lt;=n/2;i++)</text:p>
      <text:p text:style-name="P1"><text:s text:c="3"/>{</text:p>
      <text:p text:style-name="P1"><text:s text:c="7"/>even&lt;&lt;&lt;n/1024+1,512&gt;&gt;&gt;(darr,n);</text:p>
      <text:p text:style-name="P1"><text:s text:c="7"/>odd&lt;&lt;&lt;n/1024+1,512&gt;&gt;&gt;(darr,n);</text:p>
      <text:p text:style-name="P1"><text:s text:c="3"/>}</text:p>
      <text:p text:style-name="P1">cudaMemcpy(arr,darr,n*sizeof(int),cudaMemcpyDeviceToHost);</text:p>
      <text:p text:style-name="P1"/>
      <text:p text:style-name="P1">printf("\n SORTED ARRAY <text:s/>\n");</text:p>
      <text:p text:style-name="P1"><text:s text:c="5"/>for(i=0; i&lt;n; i++)</text:p>
      <text:p text:style-name="P1"><text:s text:c="6"/>printf("\t%d",arr[i]);</text:p>
      <text:p text:style-name="P1"/>
      <text:p text:style-name="P1">}</text:p>
      <text:p text:style-name="P1"/>
      <text:p text:style-name="P1">/*OUTPUT</text:p>
      <text:p text:style-name="P1"><text:soft-page-break/>ubuntu@ubuntu-HP-Notebook:~$ cd Desktop/</text:p>
      <text:p text:style-name="P1">ubuntu@ubuntu-HP-Notebook:~/Desktop$ nvcc 3aODDEVEN.cu </text:p>
      <text:p text:style-name="P1">ubuntu@ubuntu-HP-Notebook:~/Desktop$ ./a.out</text:p>
      <text:p text:style-name="P1"/>
      <text:p text:style-name="P1"><text:s/>Enter how many numbers :10</text:p>
      <text:p text:style-name="P1"/>
      <text:p text:style-name="P1"><text:s/>SORTED ARRAY <text:s/></text:p>
      <text:p text:style-name="P1"><text:tab/>533 <text:s text:c="2"/>2202 <text:s/>2818 <text:s/>3106 <text:s/>3525 <text:s/>4334 <text:s/>6911 <text:s/>8705 <text:s/>9100 <text:s/>9398<text:tab/></text:p>
      <text:p text:style-name="P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46:58.202375182</meta:creation-date>
    <dc:date>2018-10-25T12:56:41.219878789</dc:date>
    <meta:editing-duration>PT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74" meta:word-count="178" meta:character-count="1778" meta:non-whitespace-character-count="1344"/>
  </office:meta>
</office:document-meta>
</file>